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747cm"/>
    </style:style>
    <style:style style:name="co2" style:family="table-column">
      <style:table-column-properties fo:break-before="auto" style:column-width="5.724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2.215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Work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Default"/>
        <table:table-row table:style-name="ro1">
          <table:table-cell office:value-type="string">
            <text:p>carrer</text:p>
          </table:table-cell>
          <table:table-cell office:value-type="string">
            <text:p>ciutat</text:p>
          </table:table-cell>
          <table:table-cell office:value-type="string">
            <text:p>comunitat</text:p>
          </table:table-cell>
          <table:table-cell office:value-type="string">
            <text:p>codi_postal</text:p>
          </table:table-cell>
          <table:table-cell office:value-type="string">
            <text:p>pais</text:p>
          </table:table-cell>
          <table:table-cell table:number-columns-repeated="1019"/>
        </table:table-row>
        <table:table-row table:style-name="ro1">
          <table:table-cell office:value-type="string">
            <text:p>238-5858 Eu Road</text:p>
          </table:table-cell>
          <table:table-cell office:value-type="string">
            <text:p>Parla</text:p>
          </table:table-cell>
          <table:table-cell office:value-type="string">
            <text:p>Madrid</text:p>
          </table:table-cell>
          <table:table-cell office:value-type="float" office:value="62800">
            <text:p>62800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754-7757 Elementum, Rd.</text:p>
          </table:table-cell>
          <table:table-cell office:value-type="string">
            <text:p>Cádiz</text:p>
          </table:table-cell>
          <table:table-cell office:value-type="string">
            <text:p>Andalucía</text:p>
          </table:table-cell>
          <table:table-cell office:value-type="float" office:value="68881">
            <text:p>68881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895, 2605 Id Rd.</text:p>
          </table:table-cell>
          <table:table-cell office:value-type="string">
            <text:p>Baracaldo</text:p>
          </table:table-cell>
          <table:table-cell office:value-type="string">
            <text:p>Euskadi</text:p>
          </table:table-cell>
          <table:table-cell office:value-type="float" office:value="52676">
            <text:p>52676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957-4724 Arcu. Avenue</text:p>
          </table:table-cell>
          <table:table-cell office:value-type="string">
            <text:p>Jaén</text:p>
          </table:table-cell>
          <table:table-cell office:value-type="string">
            <text:p>Andalucía</text:p>
          </table:table-cell>
          <table:table-cell office:value-type="float" office:value="26201">
            <text:p>26201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9234 Lacus. Rd.</text:p>
          </table:table-cell>
          <table:table-cell office:value-type="string">
            <text:p>Getafe</text:p>
          </table:table-cell>
          <table:table-cell office:value-type="string">
            <text:p>Madrid</text:p>
          </table:table-cell>
          <table:table-cell office:value-type="float" office:value="92172">
            <text:p>92172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203-2665 Pede. Street</text:p>
          </table:table-cell>
          <table:table-cell office:value-type="string">
            <text:p>Parla</text:p>
          </table:table-cell>
          <table:table-cell office:value-type="string">
            <text:p>Madrid</text:p>
          </table:table-cell>
          <table:table-cell office:value-type="float" office:value="15969">
            <text:p>1596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758-2491 Sed Avenue</text:p>
          </table:table-cell>
          <table:table-cell office:value-type="string">
            <text:p>Getafe</text:p>
          </table:table-cell>
          <table:table-cell office:value-type="string">
            <text:p>Madrid</text:p>
          </table:table-cell>
          <table:table-cell office:value-type="float" office:value="27948">
            <text:p>27948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832, 5201 Tempus Av.</text:p>
          </table:table-cell>
          <table:table-cell office:value-type="string">
            <text:p>Oviedo</text:p>
          </table:table-cell>
          <table:table-cell office:value-type="string">
            <text:p>Principado de Asturias</text:p>
          </table:table-cell>
          <table:table-cell office:value-type="float" office:value="4709">
            <text:p>470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455-1674 Quis Rd.</text:p>
          </table:table-cell>
          <table:table-cell office:value-type="string">
            <text:p>Cartagena</text:p>
          </table:table-cell>
          <table:table-cell office:value-type="string">
            <text:p>Murcia</text:p>
          </table:table-cell>
          <table:table-cell office:value-type="float" office:value="65288">
            <text:p>65288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896-7315 Lacus. Street</text:p>
          </table:table-cell>
          <table:table-cell office:value-type="string">
            <text:p>Córdoba</text:p>
          </table:table-cell>
          <table:table-cell office:value-type="string">
            <text:p>Andalucía</text:p>
          </table:table-cell>
          <table:table-cell office:value-type="float" office:value="15263">
            <text:p>15263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9971 Libero Av.</text:p>
          </table:table-cell>
          <table:table-cell office:value-type="string">
            <text:p>Ávila</text:p>
          </table:table-cell>
          <table:table-cell office:value-type="string">
            <text:p>Castilla y León</text:p>
          </table:table-cell>
          <table:table-cell office:value-type="float" office:value="43391">
            <text:p>43391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245-7294 Risus St.</text:p>
          </table:table-cell>
          <table:table-cell office:value-type="string">
            <text:p>Tarrasa</text:p>
          </table:table-cell>
          <table:table-cell office:value-type="string">
            <text:p>Catalunya</text:p>
          </table:table-cell>
          <table:table-cell office:value-type="float" office:value="60043">
            <text:p>60043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349, 3049 Condimentum. Avenue</text:p>
          </table:table-cell>
          <table:table-cell office:value-type="string">
            <text:p>Jerez de la Frontera</text:p>
          </table:table-cell>
          <table:table-cell office:value-type="string">
            <text:p>Andalucía</text:p>
          </table:table-cell>
          <table:table-cell office:value-type="float" office:value="17872">
            <text:p>17872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770 Mauris Ave</text:p>
          </table:table-cell>
          <table:table-cell office:value-type="string">
            <text:p>Girona</text:p>
          </table:table-cell>
          <table:table-cell office:value-type="string">
            <text:p>Catalunya</text:p>
          </table:table-cell>
          <table:table-cell office:value-type="float" office:value="28201">
            <text:p>28201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878-6365 Morbi St.</text:p>
          </table:table-cell>
          <table:table-cell office:value-type="string">
            <text:p>Cartagena</text:p>
          </table:table-cell>
          <table:table-cell office:value-type="string">
            <text:p>Murcia</text:p>
          </table:table-cell>
          <table:table-cell office:value-type="float" office:value="30819">
            <text:p>3081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184-9279 Quisque St.</text:p>
          </table:table-cell>
          <table:table-cell office:value-type="string">
            <text:p>Sabadell</text:p>
          </table:table-cell>
          <table:table-cell office:value-type="string">
            <text:p>Catalunya</text:p>
          </table:table-cell>
          <table:table-cell office:value-type="float" office:value="75334">
            <text:p>75334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4777 Elit Avenue</text:p>
          </table:table-cell>
          <table:table-cell office:value-type="string">
            <text:p>Reus</text:p>
          </table:table-cell>
          <table:table-cell office:value-type="string">
            <text:p>Catalunya</text:p>
          </table:table-cell>
          <table:table-cell office:value-type="float" office:value="39807">
            <text:p>39807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476-5792 Lacus. Avenue</text:p>
          </table:table-cell>
          <table:table-cell office:value-type="string">
            <text:p>Sevilla</text:p>
          </table:table-cell>
          <table:table-cell office:value-type="string">
            <text:p>Andalucía</text:p>
          </table:table-cell>
          <table:table-cell office:value-type="float" office:value="13948">
            <text:p>13948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212, 1597 Nunc Av.</text:p>
          </table:table-cell>
          <table:table-cell office:value-type="string">
            <text:p>Tarragona</text:p>
          </table:table-cell>
          <table:table-cell office:value-type="string">
            <text:p>Catalunya</text:p>
          </table:table-cell>
          <table:table-cell office:value-type="float" office:value="45904">
            <text:p>45904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446, 3836 Lorem Av.</text:p>
          </table:table-cell>
          <table:table-cell office:value-type="string">
            <text:p>Torrejón de Ardoz</text:p>
          </table:table-cell>
          <table:table-cell office:value-type="string">
            <text:p>Madrid</text:p>
          </table:table-cell>
          <table:table-cell office:value-type="float" office:value="32178">
            <text:p>32178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6103 Aliquet. Avenue</text:p>
          </table:table-cell>
          <table:table-cell office:value-type="string">
            <text:p>Móstoles</text:p>
          </table:table-cell>
          <table:table-cell office:value-type="string">
            <text:p>Madrid</text:p>
          </table:table-cell>
          <table:table-cell office:value-type="float" office:value="6008">
            <text:p>6008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556, 7217 Mattis Rd.</text:p>
          </table:table-cell>
          <table:table-cell office:value-type="string">
            <text:p>Granada</text:p>
          </table:table-cell>
          <table:table-cell office:value-type="string">
            <text:p>Andalucía</text:p>
          </table:table-cell>
          <table:table-cell office:value-type="float" office:value="19590">
            <text:p>19590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438-5584 Mus. Avenue</text:p>
          </table:table-cell>
          <table:table-cell office:value-type="string">
            <text:p>Baracaldo</text:p>
          </table:table-cell>
          <table:table-cell office:value-type="string">
            <text:p>Euskadi</text:p>
          </table:table-cell>
          <table:table-cell office:value-type="float" office:value="528">
            <text:p>528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825, 2226 Nibh Avenue</text:p>
          </table:table-cell>
          <table:table-cell office:value-type="string">
            <text:p>Móstoles</text:p>
          </table:table-cell>
          <table:table-cell office:value-type="string">
            <text:p>Madrid</text:p>
          </table:table-cell>
          <table:table-cell office:value-type="float" office:value="47437">
            <text:p>47437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156-262 Natoque Road</text:p>
          </table:table-cell>
          <table:table-cell office:value-type="string">
            <text:p>Oviedo</text:p>
          </table:table-cell>
          <table:table-cell office:value-type="string">
            <text:p>Principado de Asturias</text:p>
          </table:table-cell>
          <table:table-cell office:value-type="float" office:value="21677">
            <text:p>21677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359-8917 Sem St.</text:p>
          </table:table-cell>
          <table:table-cell office:value-type="string">
            <text:p>Mataró</text:p>
          </table:table-cell>
          <table:table-cell office:value-type="string">
            <text:p>Catalunya</text:p>
          </table:table-cell>
          <table:table-cell office:value-type="float" office:value="86526">
            <text:p>86526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4990 Vel, Av.</text:p>
          </table:table-cell>
          <table:table-cell office:value-type="string">
            <text:p>Dos Hermanas</text:p>
          </table:table-cell>
          <table:table-cell office:value-type="string">
            <text:p>Andalucía</text:p>
          </table:table-cell>
          <table:table-cell office:value-type="float" office:value="17927">
            <text:p>17927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694, 8269 Fringilla Avenue</text:p>
          </table:table-cell>
          <table:table-cell office:value-type="string">
            <text:p>Vigo</text:p>
          </table:table-cell>
          <table:table-cell office:value-type="string">
            <text:p>Galicia</text:p>
          </table:table-cell>
          <table:table-cell office:value-type="float" office:value="63280">
            <text:p>63280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747-5753 Sed Rd.</text:p>
          </table:table-cell>
          <table:table-cell office:value-type="string">
            <text:p>A Coruña</text:p>
          </table:table-cell>
          <table:table-cell office:value-type="string">
            <text:p>Galicia</text:p>
          </table:table-cell>
          <table:table-cell office:value-type="float" office:value="29249">
            <text:p>2924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962-9022 Eu Street</text:p>
          </table:table-cell>
          <table:table-cell office:value-type="string">
            <text:p>Lleida</text:p>
          </table:table-cell>
          <table:table-cell office:value-type="string">
            <text:p>Catalunya</text:p>
          </table:table-cell>
          <table:table-cell office:value-type="float" office:value="3461">
            <text:p>3461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930, 2669 Ornare Rd.</text:p>
          </table:table-cell>
          <table:table-cell office:value-type="string">
            <text:p>Cádiz</text:p>
          </table:table-cell>
          <table:table-cell office:value-type="string">
            <text:p>Andalucía</text:p>
          </table:table-cell>
          <table:table-cell office:value-type="float" office:value="5189">
            <text:p>518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141, 3794 Orci. St.</text:p>
          </table:table-cell>
          <table:table-cell office:value-type="string">
            <text:p>Granada</text:p>
          </table:table-cell>
          <table:table-cell office:value-type="string">
            <text:p>Andalucía</text:p>
          </table:table-cell>
          <table:table-cell office:value-type="float" office:value="33025">
            <text:p>33025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193-1289 Eleifend, Rd.</text:p>
          </table:table-cell>
          <table:table-cell office:value-type="string">
            <text:p>Palma de Mallorca</text:p>
          </table:table-cell>
          <table:table-cell office:value-type="string">
            <text:p>Illes Balears</text:p>
          </table:table-cell>
          <table:table-cell office:value-type="float" office:value="71451">
            <text:p>71451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770-7130 Facilisis Avenue</text:p>
          </table:table-cell>
          <table:table-cell office:value-type="string">
            <text:p>Santander</text:p>
          </table:table-cell>
          <table:table-cell office:value-type="string">
            <text:p>Cantabria</text:p>
          </table:table-cell>
          <table:table-cell office:value-type="float" office:value="11046">
            <text:p>11046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6020 Bibendum St.</text:p>
          </table:table-cell>
          <table:table-cell office:value-type="string">
            <text:p>Santander</text:p>
          </table:table-cell>
          <table:table-cell office:value-type="string">
            <text:p>Cantabria</text:p>
          </table:table-cell>
          <table:table-cell office:value-type="float" office:value="1964">
            <text:p>1964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839-2001 Porttitor Ave</text:p>
          </table:table-cell>
          <table:table-cell office:value-type="string">
            <text:p>Lleida</text:p>
          </table:table-cell>
          <table:table-cell office:value-type="string">
            <text:p>Catalunya</text:p>
          </table:table-cell>
          <table:table-cell office:value-type="float" office:value="66555">
            <text:p>66555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281-5323 Posuere, St.</text:p>
          </table:table-cell>
          <table:table-cell office:value-type="string">
            <text:p>Salamanca</text:p>
          </table:table-cell>
          <table:table-cell office:value-type="string">
            <text:p>Castilla y León</text:p>
          </table:table-cell>
          <table:table-cell office:value-type="float" office:value="80377">
            <text:p>80377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6329 Cursus Road</text:p>
          </table:table-cell>
          <table:table-cell office:value-type="string">
            <text:p>Elx</text:p>
          </table:table-cell>
          <table:table-cell office:value-type="string">
            <text:p>Comunitat Valenciana</text:p>
          </table:table-cell>
          <table:table-cell office:value-type="float" office:value="26475">
            <text:p>26475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5097 Sem Rd.</text:p>
          </table:table-cell>
          <table:table-cell office:value-type="string">
            <text:p>Marbella</text:p>
          </table:table-cell>
          <table:table-cell office:value-type="string">
            <text:p>Andalucía</text:p>
          </table:table-cell>
          <table:table-cell office:value-type="float" office:value="84112">
            <text:p>84112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345-9950 Lectus St.</text:p>
          </table:table-cell>
          <table:table-cell office:value-type="string">
            <text:p>Parla</text:p>
          </table:table-cell>
          <table:table-cell office:value-type="string">
            <text:p>Madrid</text:p>
          </table:table-cell>
          <table:table-cell office:value-type="float" office:value="67866">
            <text:p>67866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310, 8078 Cubilia Road</text:p>
          </table:table-cell>
          <table:table-cell office:value-type="string">
            <text:p>Marbella</text:p>
          </table:table-cell>
          <table:table-cell office:value-type="string">
            <text:p>Andalucía</text:p>
          </table:table-cell>
          <table:table-cell office:value-type="float" office:value="74527">
            <text:p>74527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3812 Sodales St.</text:p>
          </table:table-cell>
          <table:table-cell office:value-type="string">
            <text:p>Leganés</text:p>
          </table:table-cell>
          <table:table-cell office:value-type="string">
            <text:p>Madrid</text:p>
          </table:table-cell>
          <table:table-cell office:value-type="float" office:value="72195">
            <text:p>72195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175-5880 Iaculis Av.</text:p>
          </table:table-cell>
          <table:table-cell office:value-type="string">
            <text:p>Jerez de la Frontera</text:p>
          </table:table-cell>
          <table:table-cell office:value-type="string">
            <text:p>Andalucía</text:p>
          </table:table-cell>
          <table:table-cell office:value-type="float" office:value="78756">
            <text:p>78756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514, 4490 Dignissim Rd.</text:p>
          </table:table-cell>
          <table:table-cell office:value-type="string">
            <text:p>Donosti</text:p>
          </table:table-cell>
          <table:table-cell office:value-type="string">
            <text:p>Euskadi</text:p>
          </table:table-cell>
          <table:table-cell office:value-type="float" office:value="70415">
            <text:p>70415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317, 8862 Lorem, Rd.</text:p>
          </table:table-cell>
          <table:table-cell office:value-type="string">
            <text:p>Marbella</text:p>
          </table:table-cell>
          <table:table-cell office:value-type="string">
            <text:p>Andalucía</text:p>
          </table:table-cell>
          <table:table-cell office:value-type="float" office:value="84601">
            <text:p>84601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249-9591 Tortor Ave</text:p>
          </table:table-cell>
          <table:table-cell office:value-type="string">
            <text:p>Fuenlabrada</text:p>
          </table:table-cell>
          <table:table-cell office:value-type="string">
            <text:p>Madrid</text:p>
          </table:table-cell>
          <table:table-cell office:value-type="float" office:value="36745">
            <text:p>36745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5768 Donec St.</text:p>
          </table:table-cell>
          <table:table-cell office:value-type="string">
            <text:p>Córdoba</text:p>
          </table:table-cell>
          <table:table-cell office:value-type="string">
            <text:p>Andalucía</text:p>
          </table:table-cell>
          <table:table-cell office:value-type="float" office:value="36676">
            <text:p>36676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436-3380 Purus Avenue</text:p>
          </table:table-cell>
          <table:table-cell office:value-type="string">
            <text:p>Valéncia</text:p>
          </table:table-cell>
          <table:table-cell office:value-type="string">
            <text:p>Comunitat Valenciana</text:p>
          </table:table-cell>
          <table:table-cell office:value-type="float" office:value="70248">
            <text:p>70248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444-8883 Aliquet St.</text:p>
          </table:table-cell>
          <table:table-cell office:value-type="string">
            <text:p>Cartagena</text:p>
          </table:table-cell>
          <table:table-cell office:value-type="string">
            <text:p>Murcia</text:p>
          </table:table-cell>
          <table:table-cell office:value-type="float" office:value="62107">
            <text:p>62107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939-1346 Dui St.</text:p>
          </table:table-cell>
          <table:table-cell office:value-type="string">
            <text:p>San Cristóbal de la Laguna</text:p>
          </table:table-cell>
          <table:table-cell office:value-type="string">
            <text:p>Canarias</text:p>
          </table:table-cell>
          <table:table-cell office:value-type="float" office:value="87946">
            <text:p>87946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2664 Fermentum Av.</text:p>
          </table:table-cell>
          <table:table-cell office:value-type="string">
            <text:p>Cáceres</text:p>
          </table:table-cell>
          <table:table-cell office:value-type="string">
            <text:p>Extremadura</text:p>
          </table:table-cell>
          <table:table-cell office:value-type="float" office:value="13247">
            <text:p>13247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3523 Auctor St.</text:p>
          </table:table-cell>
          <table:table-cell office:value-type="string">
            <text:p>Dos Hermanas</text:p>
          </table:table-cell>
          <table:table-cell office:value-type="string">
            <text:p>Andalucía</text:p>
          </table:table-cell>
          <table:table-cell office:value-type="float" office:value="89881">
            <text:p>89881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723-8022 Orci Av.</text:p>
          </table:table-cell>
          <table:table-cell office:value-type="string">
            <text:p>Telde</text:p>
          </table:table-cell>
          <table:table-cell office:value-type="string">
            <text:p>Canarias</text:p>
          </table:table-cell>
          <table:table-cell office:value-type="float" office:value="55159">
            <text:p>5515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878-3667 Amet Av.</text:p>
          </table:table-cell>
          <table:table-cell office:value-type="string">
            <text:p>Pontevedra</text:p>
          </table:table-cell>
          <table:table-cell office:value-type="string">
            <text:p>Galicia</text:p>
          </table:table-cell>
          <table:table-cell office:value-type="float" office:value="6242">
            <text:p>6242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165, 7692 Hendrerit Rd.</text:p>
          </table:table-cell>
          <table:table-cell office:value-type="string">
            <text:p>Bilbo</text:p>
          </table:table-cell>
          <table:table-cell office:value-type="string">
            <text:p>Euskadi</text:p>
          </table:table-cell>
          <table:table-cell office:value-type="float" office:value="6900">
            <text:p>6900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7660 Et, Ave</text:p>
          </table:table-cell>
          <table:table-cell office:value-type="string">
            <text:p>Cádiz</text:p>
          </table:table-cell>
          <table:table-cell office:value-type="string">
            <text:p>Andalucía</text:p>
          </table:table-cell>
          <table:table-cell office:value-type="float" office:value="9933">
            <text:p>9933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992-5554 Curabitur Street</text:p>
          </table:table-cell>
          <table:table-cell office:value-type="string">
            <text:p>Alcalá de Henares</text:p>
          </table:table-cell>
          <table:table-cell office:value-type="string">
            <text:p>Madrid</text:p>
          </table:table-cell>
          <table:table-cell office:value-type="float" office:value="29734">
            <text:p>29734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861-2770 Lacus. Av.</text:p>
          </table:table-cell>
          <table:table-cell office:value-type="string">
            <text:p>Marbella</text:p>
          </table:table-cell>
          <table:table-cell office:value-type="string">
            <text:p>Andalucía</text:p>
          </table:table-cell>
          <table:table-cell office:value-type="float" office:value="1057">
            <text:p>1057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4984 Aliquam St.</text:p>
          </table:table-cell>
          <table:table-cell office:value-type="string">
            <text:p>Ourense</text:p>
          </table:table-cell>
          <table:table-cell office:value-type="string">
            <text:p>Galicia</text:p>
          </table:table-cell>
          <table:table-cell office:value-type="float" office:value="84880">
            <text:p>84880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405, 5650 Aliquam, Rd.</text:p>
          </table:table-cell>
          <table:table-cell office:value-type="string">
            <text:p>Torrevieja</text:p>
          </table:table-cell>
          <table:table-cell office:value-type="string">
            <text:p>Comunitat Valenciana</text:p>
          </table:table-cell>
          <table:table-cell office:value-type="float" office:value="72054">
            <text:p>72054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4009 Consectetuer St.</text:p>
          </table:table-cell>
          <table:table-cell office:value-type="string">
            <text:p>Albacete</text:p>
          </table:table-cell>
          <table:table-cell office:value-type="string">
            <text:p>Castilla - La Mancha</text:p>
          </table:table-cell>
          <table:table-cell office:value-type="float" office:value="51931">
            <text:p>51931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8979 Tellus Ave</text:p>
          </table:table-cell>
          <table:table-cell office:value-type="string">
            <text:p>Almería</text:p>
          </table:table-cell>
          <table:table-cell office:value-type="string">
            <text:p>Andalucía</text:p>
          </table:table-cell>
          <table:table-cell office:value-type="float" office:value="60733">
            <text:p>60733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167-9291 Non St.</text:p>
          </table:table-cell>
          <table:table-cell office:value-type="string">
            <text:p>Móstoles</text:p>
          </table:table-cell>
          <table:table-cell office:value-type="string">
            <text:p>Madrid</text:p>
          </table:table-cell>
          <table:table-cell office:value-type="float" office:value="53556">
            <text:p>53556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302-7078 Curabitur Ave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float" office:value="34342">
            <text:p>34342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541-6873 Et St.</text:p>
          </table:table-cell>
          <table:table-cell office:value-type="string">
            <text:p>Fuenlabrada</text:p>
          </table:table-cell>
          <table:table-cell office:value-type="string">
            <text:p>Madrid</text:p>
          </table:table-cell>
          <table:table-cell office:value-type="float" office:value="65781">
            <text:p>65781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666-4386 In, Av.</text:p>
          </table:table-cell>
          <table:table-cell office:value-type="string">
            <text:p>Alacant</text:p>
          </table:table-cell>
          <table:table-cell office:value-type="string">
            <text:p>Comunitat Valenciana</text:p>
          </table:table-cell>
          <table:table-cell office:value-type="float" office:value="81764">
            <text:p>81764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999, 5581 Suspendisse Rd.</text:p>
          </table:table-cell>
          <table:table-cell office:value-type="string">
            <text:p>Zamora</text:p>
          </table:table-cell>
          <table:table-cell office:value-type="string">
            <text:p>Castilla y León</text:p>
          </table:table-cell>
          <table:table-cell office:value-type="float" office:value="79710">
            <text:p>79710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524, 2519 Odio. Rd.</text:p>
          </table:table-cell>
          <table:table-cell office:value-type="string">
            <text:p>Santa Coloma de Gramenet</text:p>
          </table:table-cell>
          <table:table-cell office:value-type="string">
            <text:p>Catalunya</text:p>
          </table:table-cell>
          <table:table-cell office:value-type="float" office:value="8556">
            <text:p>8556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1232 Aliquet, Road</text:p>
          </table:table-cell>
          <table:table-cell office:value-type="string">
            <text:p>Badalona</text:p>
          </table:table-cell>
          <table:table-cell office:value-type="string">
            <text:p>Catalunya</text:p>
          </table:table-cell>
          <table:table-cell office:value-type="float" office:value="78589">
            <text:p>7858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9711 Nunc Rd.</text:p>
          </table:table-cell>
          <table:table-cell office:value-type="string">
            <text:p>Parla</text:p>
          </table:table-cell>
          <table:table-cell office:value-type="string">
            <text:p>Madrid</text:p>
          </table:table-cell>
          <table:table-cell office:value-type="float" office:value="36965">
            <text:p>36965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742-9041 Bibendum St.</text:p>
          </table:table-cell>
          <table:table-cell table:number-columns-repeated="2" office:value-type="string">
            <text:p>Madrid</text:p>
          </table:table-cell>
          <table:table-cell office:value-type="float" office:value="19359">
            <text:p>1935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290-2994 Et Rd.</text:p>
          </table:table-cell>
          <table:table-cell office:value-type="string">
            <text:p>Sevilla</text:p>
          </table:table-cell>
          <table:table-cell office:value-type="string">
            <text:p>Andalucía</text:p>
          </table:table-cell>
          <table:table-cell office:value-type="float" office:value="94599">
            <text:p>9459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443-9273 Nunc Avenue</text:p>
          </table:table-cell>
          <table:table-cell office:value-type="string">
            <text:p>Granada</text:p>
          </table:table-cell>
          <table:table-cell office:value-type="string">
            <text:p>Andalucía</text:p>
          </table:table-cell>
          <table:table-cell office:value-type="float" office:value="81299">
            <text:p>8129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4346 Nulla Av.</text:p>
          </table:table-cell>
          <table:table-cell office:value-type="string">
            <text:p>Marbella</text:p>
          </table:table-cell>
          <table:table-cell office:value-type="string">
            <text:p>Andalucía</text:p>
          </table:table-cell>
          <table:table-cell office:value-type="float" office:value="62653">
            <text:p>62653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440-4776 Dictum Ave</text:p>
          </table:table-cell>
          <table:table-cell office:value-type="string">
            <text:p>Barcelona</text:p>
          </table:table-cell>
          <table:table-cell office:value-type="string">
            <text:p>Catalunya</text:p>
          </table:table-cell>
          <table:table-cell office:value-type="float" office:value="52008">
            <text:p>52008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223-8107 Molestie. Ave</text:p>
          </table:table-cell>
          <table:table-cell office:value-type="string">
            <text:p>Torrejón de Ardoz</text:p>
          </table:table-cell>
          <table:table-cell office:value-type="string">
            <text:p>Madrid</text:p>
          </table:table-cell>
          <table:table-cell office:value-type="float" office:value="84488">
            <text:p>84488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707-7329 Vel St.</text:p>
          </table:table-cell>
          <table:table-cell office:value-type="string">
            <text:p>Castelló</text:p>
          </table:table-cell>
          <table:table-cell office:value-type="string">
            <text:p>Comunitat Valenciana</text:p>
          </table:table-cell>
          <table:table-cell office:value-type="float" office:value="24099">
            <text:p>2409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710-7837 Ac Ave</text:p>
          </table:table-cell>
          <table:table-cell office:value-type="string">
            <text:p>Reus</text:p>
          </table:table-cell>
          <table:table-cell office:value-type="string">
            <text:p>Catalunya</text:p>
          </table:table-cell>
          <table:table-cell office:value-type="float" office:value="28793">
            <text:p>28793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834-9160 Metus. Rd.</text:p>
          </table:table-cell>
          <table:table-cell office:value-type="string">
            <text:p>Algeciras</text:p>
          </table:table-cell>
          <table:table-cell office:value-type="string">
            <text:p>Andalucía</text:p>
          </table:table-cell>
          <table:table-cell office:value-type="float" office:value="27321">
            <text:p>27321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399-8029 Ridiculus Road</text:p>
          </table:table-cell>
          <table:table-cell office:value-type="string">
            <text:p>Santa Coloma de Gramenet</text:p>
          </table:table-cell>
          <table:table-cell office:value-type="string">
            <text:p>Catalunya</text:p>
          </table:table-cell>
          <table:table-cell office:value-type="float" office:value="90609">
            <text:p>9060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827-5941 Dui, Rd.</text:p>
          </table:table-cell>
          <table:table-cell office:value-type="string">
            <text:p>Badajoz</text:p>
          </table:table-cell>
          <table:table-cell office:value-type="string">
            <text:p>Extremadura</text:p>
          </table:table-cell>
          <table:table-cell office:value-type="float" office:value="46793">
            <text:p>46793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6492 Risus. Street</text:p>
          </table:table-cell>
          <table:table-cell office:value-type="string">
            <text:p>Elx</text:p>
          </table:table-cell>
          <table:table-cell office:value-type="string">
            <text:p>Comunitat Valenciana</text:p>
          </table:table-cell>
          <table:table-cell office:value-type="float" office:value="64006">
            <text:p>64006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623-3725 Integer Rd.</text:p>
          </table:table-cell>
          <table:table-cell office:value-type="string">
            <text:p>Torrevieja</text:p>
          </table:table-cell>
          <table:table-cell office:value-type="string">
            <text:p>Comunitat Valenciana</text:p>
          </table:table-cell>
          <table:table-cell office:value-type="float" office:value="2352">
            <text:p>2352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1105 Non St.</text:p>
          </table:table-cell>
          <table:table-cell office:value-type="string">
            <text:p>Valéncia</text:p>
          </table:table-cell>
          <table:table-cell office:value-type="string">
            <text:p>Comunitat Valenciana</text:p>
          </table:table-cell>
          <table:table-cell office:value-type="float" office:value="22053">
            <text:p>22053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4478 In Av.</text:p>
          </table:table-cell>
          <table:table-cell office:value-type="string">
            <text:p>Leganés</text:p>
          </table:table-cell>
          <table:table-cell office:value-type="string">
            <text:p>Madrid</text:p>
          </table:table-cell>
          <table:table-cell office:value-type="float" office:value="98504">
            <text:p>98504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641-8150 Elit. Street</text:p>
          </table:table-cell>
          <table:table-cell office:value-type="string">
            <text:p>Mataró</text:p>
          </table:table-cell>
          <table:table-cell office:value-type="string">
            <text:p>Catalunya</text:p>
          </table:table-cell>
          <table:table-cell office:value-type="float" office:value="20214">
            <text:p>20214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509 Duis Rd.</text:p>
          </table:table-cell>
          <table:table-cell office:value-type="string">
            <text:p>Santa Coloma de Gramenet</text:p>
          </table:table-cell>
          <table:table-cell office:value-type="string">
            <text:p>Catalunya</text:p>
          </table:table-cell>
          <table:table-cell office:value-type="float" office:value="91190">
            <text:p>91190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161-1670 Mauris St.</text:p>
          </table:table-cell>
          <table:table-cell office:value-type="string">
            <text:p>Palma de Mallorca</text:p>
          </table:table-cell>
          <table:table-cell office:value-type="string">
            <text:p>Illes Balears</text:p>
          </table:table-cell>
          <table:table-cell office:value-type="float" office:value="17973">
            <text:p>17973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374-5457 Felis, Av.</text:p>
          </table:table-cell>
          <table:table-cell office:value-type="string">
            <text:p>Soria</text:p>
          </table:table-cell>
          <table:table-cell office:value-type="string">
            <text:p>Castilla y León</text:p>
          </table:table-cell>
          <table:table-cell office:value-type="float" office:value="30793">
            <text:p>30793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801-2691 Placerat, St.</text:p>
          </table:table-cell>
          <table:table-cell office:value-type="string">
            <text:p>Getafe</text:p>
          </table:table-cell>
          <table:table-cell office:value-type="string">
            <text:p>Madrid</text:p>
          </table:table-cell>
          <table:table-cell office:value-type="float" office:value="85120">
            <text:p>85120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191-928 Nibh Road</text:p>
          </table:table-cell>
          <table:table-cell office:value-type="string">
            <text:p>Santa Cruz de Tenerife</text:p>
          </table:table-cell>
          <table:table-cell office:value-type="string">
            <text:p>Canarias</text:p>
          </table:table-cell>
          <table:table-cell office:value-type="float" office:value="38507">
            <text:p>38507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5693 Sed Ave</text:p>
          </table:table-cell>
          <table:table-cell office:value-type="string">
            <text:p>Telde</text:p>
          </table:table-cell>
          <table:table-cell office:value-type="string">
            <text:p>Canarias</text:p>
          </table:table-cell>
          <table:table-cell office:value-type="float" office:value="40100">
            <text:p>40100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993, 6236 Quisque Street</text:p>
          </table:table-cell>
          <table:table-cell office:value-type="string">
            <text:p>Jaén</text:p>
          </table:table-cell>
          <table:table-cell office:value-type="string">
            <text:p>Andalucía</text:p>
          </table:table-cell>
          <table:table-cell office:value-type="float" office:value="51527">
            <text:p>51527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7841 Molestie Avenue</text:p>
          </table:table-cell>
          <table:table-cell office:value-type="string">
            <text:p>Alacant</text:p>
          </table:table-cell>
          <table:table-cell office:value-type="string">
            <text:p>Comunitat Valenciana</text:p>
          </table:table-cell>
          <table:table-cell office:value-type="float" office:value="83232">
            <text:p>83232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P.O. Box 797, 6816 Cras Rd.</text:p>
          </table:table-cell>
          <table:table-cell office:value-type="string">
            <text:p>Alcalá de Henares</text:p>
          </table:table-cell>
          <table:table-cell office:value-type="string">
            <text:p>Madrid</text:p>
          </table:table-cell>
          <table:table-cell office:value-type="float" office:value="64274">
            <text:p>64274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977-4002 Erat. St.</text:p>
          </table:table-cell>
          <table:table-cell office:value-type="string">
            <text:p>Marbella</text:p>
          </table:table-cell>
          <table:table-cell office:value-type="string">
            <text:p>Andalucía</text:p>
          </table:table-cell>
          <table:table-cell office:value-type="float" office:value="25957">
            <text:p>25957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480-3810 Diam. Road</text:p>
          </table:table-cell>
          <table:table-cell office:value-type="string">
            <text:p>Baracaldo</text:p>
          </table:table-cell>
          <table:table-cell office:value-type="string">
            <text:p>Euskadi</text:p>
          </table:table-cell>
          <table:table-cell office:value-type="float" office:value="69443">
            <text:p>69443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652-7621 Tortor St.</text:p>
          </table:table-cell>
          <table:table-cell office:value-type="string">
            <text:p>Elx</text:p>
          </table:table-cell>
          <table:table-cell office:value-type="string">
            <text:p>Comunitat Valenciana</text:p>
          </table:table-cell>
          <table:table-cell office:value-type="float" office:value="18305">
            <text:p>18305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Ap #193-3474 Mauris Rd.</text:p>
          </table:table-cell>
          <table:table-cell office:value-type="string">
            <text:p>Torrevieja</text:p>
          </table:table-cell>
          <table:table-cell office:value-type="string">
            <text:p>Comunitat Valenciana</text:p>
          </table:table-cell>
          <table:table-cell office:value-type="float" office:value="37418">
            <text:p>37418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1">
          <table:table-cell office:value-type="string">
            <text:p>9161 Nisl. Road</text:p>
          </table:table-cell>
          <table:table-cell office:value-type="string">
            <text:p>Girona</text:p>
          </table:table-cell>
          <table:table-cell office:value-type="string">
            <text:p>Catalunya</text:p>
          </table:table-cell>
          <table:table-cell office:value-type="float" office:value="6629">
            <text:p>6629</text:p>
          </table:table-cell>
          <table:table-cell office:value-type="string">
            <text:p>Espanya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Data</dc:title>
    <meta:initial-creator>Unknown Creator</meta:initial-creator>
    <meta:creation-date>2014-10-09T10:14:18</meta:creation-date>
    <dc:date>2014-10-09T17:16:24</dc:date>
    <meta:document-statistic meta:table-count="1" meta:cell-count="505" meta:object-count="0"/>
    <meta:generator>LibreOffice/3.5$Linux_X86_64 LibreOffice_project/350m1$Build-2</meta:generator>
  </office:meta>
</office:document-meta>
</file>